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19cm" fo:min-width="1.94cm"/>
      <style:paragraph-properties style:writing-mode="lr-tb"/>
    </style:style>
    <style:style style:name="gr2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 fo:min-height="2.19cm" fo:min-width="1.94cm"/>
      <style:paragraph-properties style:writing-mode="lr-tb"/>
    </style:style>
    <style:style style:name="gr3" style:family="graphic" style:parent-style-name="measure" style:list-style-name="L1">
      <style:graphic-properties draw:textarea-vertical-align="middle" draw:line-distance="1.07cm"/>
      <style:paragraph-properties style:writing-mode="lr-tb"/>
    </style:style>
    <style:style style:name="gr4" style:family="graphic" style:parent-style-name="measure" style:list-style-name="L1">
      <style:graphic-properties draw:textarea-vertical-align="middle" draw:line-distance="1.07cm" draw:end-guide="-0.1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2.19cm" fo:min-width="1.94cm"/>
      <style:paragraph-properties style:writing-mode="lr-tb"/>
    </style:style>
    <style:style style:name="gr7" style:family="graphic" style:parent-style-name="measure" style:list-style-name="L1">
      <style:graphic-properties draw:textarea-vertical-align="middle" draw:line-distance="1.07cm" draw:end-guide="-0.008cm" draw:placing="below"/>
      <style:paragraph-properties style:writing-mode="lr-tb"/>
    </style:style>
    <style:style style:name="gr8" style:family="graphic" style:parent-style-name="measure" style:list-style-name="L1">
      <style:graphic-properties draw:textarea-vertical-align="middle" draw:line-distance="1.07cm" draw:placing="below"/>
      <style:paragraph-properties style:writing-mode="lr-tb"/>
    </style:style>
    <style:style style:name="gr9" style:family="graphic" style:parent-style-name="measure" style:list-style-name="L1">
      <style:graphic-properties draw:textarea-vertical-align="middle" draw:line-distance="1.07cm"/>
      <style:paragraph-properties style:writing-mode="lr-tb"/>
    </style:style>
    <style:style style:name="gr10" style:family="graphic" style:parent-style-name="measure" style:list-style-name="L1">
      <style:graphic-properties draw:textarea-vertical-align="middle" draw:line-distance="1.0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hatch" draw:fill-color="#ffffff" draw:fill-hatch-name="Black_20_45_20_Degrees_20_Wid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4cm" svg:height="2.44cm" svg:x="0.61cm" svg:y="2.39cm">
          <text:p text:style-name="P1">Capac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2.44cm" svg:height="2.44cm" svg:x="3.05cm" svg:y="2.39cm">
          <text:p text:style-name="P1">Slo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4cm" svg:height="2.44cm" svg:x="5.49cm" svg:y="2.39cm">
          <text:p text:style-name="P1">P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2.44cm" svg:height="2.44cm" svg:x="7.93cm" svg:y="2.39cm">
          <text:p text:style-name="P1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4cm" svg:height="2.44cm" svg:x="10.37cm" svg:y="2.39cm">
          <text:p text:style-name="P1">P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2.44cm" svg:height="2.44cm" svg:x="12.81cm" svg:y="2.39cm">
          <text:p text:style-name="P1">Ta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4cm" svg:height="2.44cm" svg:x="15.25cm" svg:y="2.39cm">
          <text:p text:style-name="P1">Pad</text:p>
          <draw:enhanced-geometry svg:viewBox="0 0 21600 21600" draw:type="rectangle" draw:enhanced-path="M 0 0 L 21600 0 21600 21600 0 21600 0 0 Z N"/>
        </draw:custom-shape>
        <draw:measure draw:style-name="gr3" draw:text-style-name="P4" draw:layer="layout" svg:x1="7.93cm" svg:y1="2.44cm" svg:x2="12.81cm" svg:y2="2.44cm">
          <text:p text:style-name="P4"><text:span text:style-name="T1">False sharing range</text:span></text:p>
        </draw:measure>
        <draw:measure draw:style-name="gr4" draw:text-style-name="P4" draw:layer="layout" svg:x1="12.81cm" svg:y1="2.44cm" svg:x2="17.69cm" svg:y2="2.44cm">
          <text:p text:style-name="P4"><text:span text:style-name="T1">False sharing range</text:span></text:p>
        </draw:measure>
        <draw:custom-shape draw:style-name="gr2" draw:text-style-name="P3" xml:id="id2" draw:id="id2" draw:layer="layout" svg:width="2.44cm" svg:height="2.44cm" svg:x="3.66cm" svg:y="10.37cm">
          <text:p text:style-name="P1">Pa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4cm" svg:height="2.44cm" svg:x="23.18cm" svg:y="10.37cm">
          <text:p text:style-name="P1">Pad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4.27cm" svg:y1="4.83cm" svg:x2="4.88cm" svg:y2="10.37cm" draw:start-shape="id1" draw:start-glue-point="2" draw:end-shape="id2" svg:d="M4270 4830c0 4155 610 1385 610 5540" svg:viewBox="0 0 611 5541">
          <text:p/>
        </draw:connector>
        <draw:connector draw:style-name="gr5" draw:text-style-name="P5" draw:layer="layout" draw:type="curve" svg:x1="9.15cm" svg:y1="4.83cm" svg:x2="12.2cm" svg:y2="10.37cm" draw:start-shape="id3" draw:start-glue-point="2" draw:end-shape="id4" draw:end-glue-point="0" svg:d="M9150 4830c0 4155 3050 1385 3050 5540" svg:viewBox="0 0 3051 5541">
          <text:p/>
        </draw:connector>
        <draw:connector draw:style-name="gr5" draw:text-style-name="P5" draw:layer="layout" draw:type="curve" svg:x1="14.03cm" svg:y1="4.83cm" svg:x2="17.08cm" svg:y2="10.37cm" draw:start-shape="id5" draw:start-glue-point="2" draw:end-shape="id6" svg:d="M14030 4830c0 4155 3050 1385 3050 5540" svg:viewBox="0 0 3051 5541">
          <text:p/>
        </draw:connector>
        <draw:custom-shape draw:style-name="gr6" draw:text-style-name="P6" draw:layer="layout" svg:width="2.44cm" svg:height="2.44cm" svg:x="18.3cm" svg:y="10.37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2.44cm" svg:height="2.44cm" svg:x="15.86cm" svg:y="10.37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44cm" svg:height="2.44cm" svg:x="13.42cm" svg:y="10.37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2.44cm" svg:height="2.44cm" svg:x="10.98cm" svg:y="10.37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44cm" svg:height="2.44cm" svg:x="8.54cm" svg:y="10.37cm">
          <text:p text:style-name="P1">T</text:p>
          <draw:enhanced-geometry svg:viewBox="0 0 21600 21600" draw:type="rectangle" draw:enhanced-path="M 0 0 L 21600 0 21600 21600 0 21600 0 0 Z N"/>
        </draw:custom-shape>
        <draw:measure draw:style-name="gr7" draw:text-style-name="P4" draw:layer="layout" svg:x1="20.74cm" svg:y1="12.81cm" svg:x2="25.62cm" svg:y2="12.81cm">
          <text:p text:style-name="P4"><text:span text:style-name="T1">False sharing range</text:span></text:p>
        </draw:measure>
        <draw:measure draw:style-name="gr8" draw:text-style-name="P4" draw:layer="layout" svg:x1="3.66cm" svg:y1="12.81cm" svg:x2="8.54cm" svg:y2="12.81cm">
          <text:p text:style-name="P4"><text:span text:style-name="T1">False sharing range</text:span></text:p>
        </draw:measure>
        <draw:custom-shape draw:style-name="gr2" draw:text-style-name="P3" draw:layer="layout" svg:width="2.44cm" svg:height="2.44cm" svg:x="6.1cm" svg:y="10.37cm">
          <text:p text:style-name="P1">Pa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4cm" svg:height="2.44cm" svg:x="20.74cm" svg:y="10.37cm">
          <text:p text:style-name="P1">Pa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4cm" svg:height="2.44cm" svg:x="17.69cm" svg:y="2.39cm">
          <text:p text:style-name="P1">Head<text:line-break/>Cach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4cm" svg:height="2.44cm" svg:x="20.13cm" svg:y="2.39cm">
          <text:p text:style-name="P1">P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44cm" svg:height="2.44cm" svg:x="22.57cm" svg:y="2.39cm">
          <text:p text:style-name="P1">Tail<text:line-break/>Cach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4cm" svg:height="2.44cm" svg:x="25.01cm" svg:y="2.39cm">
          <text:p text:style-name="P1">Pad</text:p>
          <draw:enhanced-geometry svg:viewBox="0 0 21600 21600" draw:type="rectangle" draw:enhanced-path="M 0 0 L 21600 0 21600 21600 0 21600 0 0 Z N"/>
        </draw:custom-shape>
        <draw:measure draw:style-name="gr9" draw:text-style-name="P4" draw:layer="layout" svg:x1="17.69cm" svg:y1="2.44cm" svg:x2="22.57cm" svg:y2="2.44cm">
          <text:p text:style-name="P4"><text:span text:style-name="T1">False sharing range</text:span></text:p>
        </draw:measure>
        <draw:measure draw:style-name="gr10" draw:text-style-name="P4" draw:layer="layout" svg:x1="22.57cm" svg:y1="2.44cm" svg:x2="27.45cm" svg:y2="2.44cm">
          <text:p text:style-name="P4"><text:span text:style-name="T1">False sharing range</text:span></text:p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 draw:placing="abov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4-13T16:34:48.024000000</meta:creation-date>
    <meta:editing-duration>PT2H48M9S</meta:editing-duration>
    <meta:editing-cycles>7</meta:editing-cycles>
    <meta:generator>LibreOffice/7.1.4.2$Linux_X86_64 LibreOffice_project/10$Build-2</meta:generator>
    <dc:date>2021-07-22T14:51:56.347037655</dc:date>
    <meta:document-statistic meta:object-count="29"/>
  </office:meta>
</office:document-meta>
</file>